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166.71pt"/>
    </style:style>
    <style:style style:name="co6" style:family="table-column">
      <style:table-column-properties fo:break-before="auto" style:column-width="44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3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3"/>
    <style:style style:name="ce5" style:family="table-cell" style:parent-style-name="Default" style:data-style-name="N83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jouisnou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Tagliatelle mit Limettensauce und buntem Sommersalat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Paella á la Jouis Nour mit frischem Gemüse und Joghurt-Dip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 an Knackigem Krautsalat und Salsa-Dip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s Spirelli-Brokkoli-Gratin mit Grünkern und Tomatensauce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iechischer Hackfleisch-Auflauf mit Bohnen und Fetakäse an Kräauterquark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Quinoa-Pfanne mit Naturreis und einer leichten Curry-Sauce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skanische Zuppa del Contadino (Bauersuppe) m. Dinkel u. geriebene Käse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-Rahmgeschnetzeltes mit Kartoffelpüree und Champignons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agetthi mit Oliven, Peperoni, Käse und frischen Kräutern, dazu Salat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r Bohnen-Eintopf mit Sonnenblumenkerne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eelachs mit Rahmlinsen, bunten Reis und grüner Salat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Pfifferlingsauflauf mit Lauchstreifen und Kräaterkruste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ohlrabicreme-Suppe mit Schnittlauch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opse “Königsberger Art” mit Rote Beete und Kartoffelpüree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Schupfnudeln-Pfanne mit Pesto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aschlik-Spieß mit ungarische, Letscho und Reis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backene Rosmarin-Ofenkartoffeln mit Ratatouille-Gemüse und Paprika Schmand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aprika-Mais Suppe mit Sonnenblumenkern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Weinsauerkraut mit Petersilienkartoffeln und Kräutersenfsauc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frischen Kräuter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s Leber-Ragout mit Apfel an Kartoffelpüree und gerösteten Zwiebel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andnudeln an Pfifferlingsrahm und Krisch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rliner Kartoffelsuppe mit Kräuterschmand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chollenfilet gedünstet in Dillrahm mit Kartoffeln und Gurkensalat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einem Kräuter-Dip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cremesuppe mit Käse-Croutons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ndenburger Schmorkohl mit Hackfleisch und Petersilienkartoffel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arfalle mit Tomaten-Oliven-Sauce und frischen Kräuter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Lauch-Rahmsüppchen mit Karotttenraspel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mit Pfifferlings-Waldpilz-Rahmsauce, Kartoffelstampf und Tomatensalat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paghettimit Gemüsebolognese und Sonnenblumenkerne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euriger Paprikatopf mit Tofustück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-Gemüsesuppe mit Kokosmilch und Hähn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afelspitz mit Meerrettichsauce und Fingermöhren an Salzkartoffel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riechischer Spinatauflauf mit Tzatziki und geröstetem Sesam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Tomatenwür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ikanter Gulasch vom Schwein mit Waldpilzen und Salzkartof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asta mit Gorgonzolasauce, Rucola und Kirschtomat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Rote Linsensuppe mit Paprikastreif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Rotbarsch mit Senfsauce, Kartoffeln und Rahmgurk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olenta-Porree-Auflauf mit gerösteten Sonnenblumenkernen und Tomaten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ltes Gurkensüppchen mit Tomaten-Kräuter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lügelbällchen mit Paprika-Tomaten-Gemüse und Kartoffelecke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Rahmspinat mit gekochten Eiern an Petersilienkartoffel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ruchtige Kürbissuppe mit gerösteten Kürbiskerne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geschnetzeltes in pikanter Pfeffersauce mit Langkornreis und frischen Kräuter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an Kräuterrahm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rokkolisuppe mit Tomatenwürfel und Sonnenblumenkerne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ini Grillhaxen mit Sellerie-Kartoffelpüree und Malzbiersauce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Orientalische Gemüse Cous Cous Pfanne mit Joghurt-Minz-Dip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ichererbsensüppchen mit frischen Kräuter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, Sour Cream und Cole Slaw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Pfifferling-Rahmsauce und Petersilienschmand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leisch-Soljanka mit saurer Sahne und frischen Kräuter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beljau an Currygemüse mit Basmatireis und buntem Blatt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Frischkäsesauce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inestrone mit Knackigen Croutons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oulette nach Balkan Art mit Feta und Peperoni, dazu grüne Bohnen und Kartoffel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lgur Gemüseüfanne mit gepufften Buchweizen und Pestosauce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üßkartoffelsuppe mit Blattspinat und Tomatenwür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fleisch-Kohlpfanne mit Salzkartof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teller mit Holländischer Sauce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suppe mit Basilikum-Schmand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ülltes Putensteak mit Brokkoli und Kurkumareis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Buchweizen und Hausgemachtem Kräuterquark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s Chili con Soja mit Koriander und Joghurtdip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Wiener Art mit Blumenkohlrahm und Salzkartoffeln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 Arabiatta mit Kirschtomaten und Goud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ine Erbsen-Kräutercremesuppe mit Karottenstreife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orelle Müllerin Art mit Wurzelgemüse und Petersilienkartoffel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Waldpilzrisotto mit Parmesanhobel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boulette gefüllt mit Fetakäse an Ratatouille und Tomatenreis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Gemüse-Curry mit Basmatireis und Koriander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Zucchinisuppe mit Infwer-Croutons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zegediner Gulasch mit Kartoffeln und Creme Fraich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isierte Spaghetti mit Spinat, gerösteten Nüssen und geriebenem Käs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luga-Linsensuppe mit Zitronen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alscher Hase mit Möhren auf Kartoffelpüree mit Dill-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Grünkern-Pfanne mit Naturreis und einer leichten Nuss-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are Rinderbrühe mit Fadennud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mit Pfifferlingsauce und Rosmarinkartoff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Basilikumpesto und Marktgemüs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remige Rucola-Käsesuppe mit Chili-Croutons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Seelachs auf Mangold-Zucchinigemüse mit gebackenen Süßkartoffeln und Curry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uriger Couscous mit marokkanischem Gemüsetopf und Ingwer-Zimt-Dip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ellerie-Cremesuppe mit Kräuter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treifen nach Stroganoff Art mit Salzkartoffel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Amaranth-Pfanne an Tomatensauce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Möhrensuppe mit Orangen-Joghurt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mit Tomaten-Paprikasauce und Vollkornreis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Kichererbsenpfanne und Joghurt-Dip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Frischkäsesuppe mit frischem Dill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Jägerschnitzel mit Tomatensauce und Spirelli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treide-Gemüse-Taler mit Sesamsauce und buntem Salat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Cremesuppe mit Orangen und Ingwer dazu Sesam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ordon Bleu vom Schwein mit Brokkoli und Kartoffelstampf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arfalle mit Pilz-Ragout und Cherrytomaten dazu geriebenen Käse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Erbsensuppe mit Wiener Würstchen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s Zanderfilet auf Karotten-Lauch-Rahm und Kräuterreis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ollkorn-Spaghetti mit Pesto und Tomatenwürfel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Zigeunersteak von der Pute mit Bratkarfoffeln und gemischtem Blattsalat</text:p>
          </table:table-cell>
          <table:table-cell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ikantes Mais-Cremesüppchen mit Walnüssen</text:p>
          </table:table-cell>
          <table:table-cell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unte Quinoa Gemüsepfanne an Kräutersauc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ragout mit Kräuternudeln und Grilltomat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äse-Lauchsuppe mit Hackfleisch und Kräutern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Herbsgulasch von Hokkaido-Kürbis und Weißkohl an Salzkartoffeln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ulasch von der Pute mit Pilzen an Paprikareis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üss-saure Eier auf Kartoffelpüree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Weißer-Bohnen-Eintopf “Serbische Art” mit frischen Kräutern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r Schweinebraten mit Apfelrotkohl und Spätzle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arotten-Orangen-Süppchen mit Ingwer-Schmand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akkaroni-Käse-Auflauf mit Tomatensauc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chfilet in Backteig an warmem Kartoffelsalat und Remoulad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auer-Scharf-Suppe mit Frühlingszwiebeln und Sprossen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Grünkern-Pfanne mit frischem Herbstgemüse und hausgemachtem Kräuterquark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aftige Spare Ribs mit Spicy Wedges, Coleslaw und Sour Cream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arokkanische Gemüse-Suppe mit Couscous und frischen Kräutern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ländische Rindfleischpfanne mit Kokos und Gemüse dazu Basmatireis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süppchen mit Kresse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Kürbis und Kraüterschmand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Boulette mit Mischgemüse an Senfsauce und Petersilienkartoffeln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Karotten-Eintopf mit Fleisch und frischen Kräutern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okkoli-Reistopf mit feuriger Tomatensauc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Omas Geflügelleber mit Kartoffelpüree und Apfel-Zwiebel-Gemüs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-Brokkoli-Pfanne mit Gorgonzolasauc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andenburger Kohleintopf mit Erdäpfeln und frischen Kräutern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rtoffelrösti mit hausgebeiztem Lachs an Dill-Senf-Sauce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Chili-Suppe mit Sesamcroutons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bratener Tofu mit Zucchini-Möhren-Salat und Ingwerreis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ühnerfrikassee mit buntem Gartengemüse und Kräuterkartoffeln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Tomaten-Kräuter-Dip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Paprikasüppchen mit Karottenraspeln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weinekrustenbraten an Sauerkraut und Erbspüree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Buchweizen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asmatireis mit Kokos, rotem Curry-Sojageschnetzeltem und frischem Gemüse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ayrischer Ochsenbraten mit Waldpilzen und Semmelknödeln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 Lasagne mit Kräuterdip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 Bohnen-Eintopf mit frischen Kräutern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pagetthi Bolognese mit geriebenem Gouda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Ungarische Gulaschsuppe mit Paprikastreifen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andenburger Gemüse-Pfanne mit Salzkartoffeln und Tomatensauce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Buntes Fischragout mit Dill und Zitronenreis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Kräutercroutons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mit Basilikumsauce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ähnchenkeule nach indischer Art mit Gemüse und Duftreis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Bayrischer Sauerkrautkartoffelsuppe mit Speckwürfeln und Lauchstreifen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wei gekochte Eier in pikanter Senfsauce mit Kartoffelpüre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teak überbacken mit Tomate-Mozzarella, Bandnudeln und Paprikagemüs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Gemüsepfanne an Pilzsauc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Hendl-Suppe Hühnersuppe mit Gemüsestreifen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Sauerkraut mit Salzkartoffeln und Senfsauce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aukraut-Kartoffel-Auflauf mit Kräuterschmand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Indischer roter Linseneintopf mit Paprikastreifen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lbes Putencurry mit Sprossen, Kokosmilch und Chilireis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Eintopf von der Tellerlinse mit Balsamico-Dip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äsespätzle mit Röstzwiebeln und Rucola-Sonnenblumenkern-Salat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ürbis-Lachs-Lasagne mit Käse überbacken und Kräuterquark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Steckrübensuppe mit gerösteten Haferflocken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fanne von Marktgemüse und Hirse an Petersilien-Joghurt-Dip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an Backkartoffeln und Tzatziki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Basilikumpesto, Rucula, Oliven und Cherrytomaten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Kräftige Tomatensuppe mit Basilikum und Reis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Kirschtomaten, Falafel und Joghurt-Dressing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Butter und Salbei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Bacon und Rucola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Kirschtomaten, Falafel und Joghurt-Dressing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Butter und Salbei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Bacon und Rucola</text:p>
          </table:table-cell>
          <table:table-cell/>
        </table:table-row>
        <table:table-row table:style-name="ro1">
          <table:table-cell office:value-type="date" office:date-value="2017-10-07" calcext:value-type="date">
            <text:p>2017-10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Kirschtomaten, Falafel und Joghurt-Dressing</text:p>
          </table:table-cell>
          <table:table-cell/>
        </table:table-row>
        <table:table-row table:style-name="ro1">
          <table:table-cell office:value-type="date" office:date-value="2017-10-07" calcext:value-type="date">
            <text:p>2017-10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Butter und Salbei</text:p>
          </table:table-cell>
          <table:table-cell/>
        </table:table-row>
        <table:table-row table:style-name="ro1">
          <table:table-cell office:value-type="date" office:date-value="2017-10-07" calcext:value-type="date">
            <text:p>2017-10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Bacon und Rucola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aprika-Schweinegeschnetzeltes mit Ofenkartoffeln und Sour Cream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Oliven-Pesto und Cherrytomaten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Ungarischer Wirshing-Speck-Kartoffel-Topf mit Lauchstreifen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orelle gebraten mit Gurkensalat, Dillsauce und Salzkartoffeln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Quinoarisotto an Rote Beete-Gemüse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Italianische Minestrone mit Nudeln und frischen Kräutern</text:p>
          </table:table-cell>
          <table:table-cell/>
        </table:table-row>
        <table:table-row table:style-name="ro1">
          <table:table-cell office:value-type="date" office:date-value="2017-10-06" calcext:value-type="date">
            <text:p>2017-10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editerrane Tomaten-Hackfleisch-Lasagne mit Basilikum-Dip</text:p>
          </table:table-cell>
          <table:table-cell/>
        </table:table-row>
        <table:table-row table:style-name="ro1">
          <table:table-cell office:value-type="date" office:date-value="2017-10-06" calcext:value-type="date">
            <text:p>2017-10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r Gemüseteller mit Kartoffeln und Kräuter-Dip</text:p>
          </table:table-cell>
          <table:table-cell/>
        </table:table-row>
        <table:table-row table:style-name="ro1">
          <table:table-cell office:value-type="date" office:date-value="2017-10-06" calcext:value-type="date">
            <text:p>2017-10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Lauch-Rahmsüppchen mit Karotttenraspeln</text:p>
          </table:table-cell>
          <table:table-cell/>
        </table:table-row>
        <table:table-row table:style-name="ro1"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ried Chicken auf Mango-Bananencurry und Duftreis</text:p>
          </table:table-cell>
          <table:table-cell/>
        </table:table-row>
        <table:table-row table:style-name="ro1"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wäbische Spätzle mit Ikäse-Rahm-Sauce und Röstzweibeln</text:p>
          </table:table-cell>
          <table:table-cell/>
        </table:table-row>
        <table:table-row table:style-name="ro1"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suppe mit Salbei-Croutons</text:p>
          </table:table-cell>
          <table:table-cell/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afelspitz mit Meerrettichsauce, Petersilienkartoffeln und Mandelbrokkoli</text:p>
          </table:table-cell>
          <table:table-cell/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-Kartoffel-Pfanne mit Kräuterjoghurt</text:p>
          </table:table-cell>
          <table:table-cell/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Orientalischer Linsen-Eintopf mit Paprika-Dip</text:p>
          </table:table-cell>
          <table:table-cell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mit Cornflakes-Panade dazu Paprika-Lauch-Gemüße und gebackenen Kräuterkartoffeln</text:p>
          </table:table-cell>
          <table:table-cell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Pastapfanne mit Gemüse und Hirtenkäse</text:p>
          </table:table-cell>
          <table:table-cell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arotten-Kokos-Suppe mit Kokosflocken</text:p>
          </table:table-cell>
          <table:table-cell/>
        </table:table-row>
        <table:table-row table:style-name="ro1">
          <table:table-cell office:value-type="date" office:date-value="2017-10-12" calcext:value-type="date">
            <text:p>2017-10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niertes Fischfilet an Brokkoli-Blumenkohl-Gemüße mit Limonen-Dillsauce und Vollkornreis</text:p>
          </table:table-cell>
          <table:table-cell/>
        </table:table-row>
        <table:table-row table:style-name="ro1">
          <table:table-cell office:value-type="date" office:date-value="2017-10-12" calcext:value-type="date">
            <text:p>2017-10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Paella á la Jouis Nour mit frischem Gemüse und Joghurt-Dip</text:p>
          </table:table-cell>
          <table:table-cell/>
        </table:table-row>
        <table:table-row table:style-name="ro1">
          <table:table-cell office:value-type="date" office:date-value="2017-10-12" calcext:value-type="date">
            <text:p>2017-10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skanische Bauersuppe mit geriebenem Käse</text:p>
          </table:table-cell>
          <table:table-cell/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teaks Hawaii mit Möhren-Curryrahm an Butterreis</text:p>
          </table:table-cell>
          <table:table-cell/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Brokkoli-Gratin mit feuriger Tomaten-Saucen</text:p>
          </table:table-cell>
          <table:table-cell/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orschtsch mit sauerer Sahne</text:p>
          </table:table-cell>
          <table:table-cell/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Weinsauerkraut mit Petersilienkartoffeln und Kräutersenfsauce</text:p>
          </table:table-cell>
          <table:table-cell/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ürbis-Kichererbsencurry mit Kurkuma-Reis</text:p>
          </table:table-cell>
          <table:table-cell/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 Erbsensuppe mit frischen Kräutern</text:p>
          </table:table-cell>
          <table:table-cell/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treifen mit Pilt-Rahm und Spätzle</text:p>
          </table:table-cell>
          <table:table-cell/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Quinoa mit Auberginengemüse und Hirtenkäse</text:p>
          </table:table-cell>
          <table:table-cell/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artoffelsuppe mit Wiener Würtschen</text:p>
          </table:table-cell>
          <table:table-cell/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iechischer Hackfleisch-Auflauf mit Bohnen und Kräuterquark</text:p>
          </table:table-cell>
          <table:table-cell/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asta mi Gemüsebolognese und geriebenem Käse</text:p>
          </table:table-cell>
          <table:table-cell/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Vegane Solkanka mit Räuchertofu</text:p>
          </table:table-cell>
          <table:table-cell/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ch and Chips mit Salat und Zitronenjoghurt</text:p>
          </table:table-cell>
          <table:table-cell/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artoffel-Kürbis-Pfanne mit Paprikastreifen und Kokos-Sauce</text:p>
          </table:table-cell>
          <table:table-cell/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-Süppchen mit Walnüssen</text:p>
          </table:table-cell>
          <table:table-cell/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ähnchenbrust mit Tomaten-Mozarella übernachen, Ratatouille und Backkartoffeln</text:p>
          </table:table-cell>
          <table:table-cell/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ellerieschnitzel an Lauchrahm und Kartoffelpüree</text:p>
          </table:table-cell>
          <table:table-cell/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Kräutercroutons</text:p>
          </table:table-cell>
          <table:table-cell/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fleischpfanne mit rahmiger Pilz-Gemüse-Sauce und Butterkartoffeln</text:p>
          </table:table-cell>
          <table:table-cell/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Zucchini-Auberginen Ragout mit Kräuterreis und Basilikum</text:p>
          </table:table-cell>
          <table:table-cell/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Cremesuppe mit Hirtenkäsewürfel</text:p>
          </table:table-cell>
          <table:table-cell/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schmorter Putenbraten mit Rahm-Wirsing und Salzkartoffeln</text:p>
          </table:table-cell>
          <table:table-cell/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Lasagne mit einem Kräuter-Dip und Salat</text:p>
          </table:table-cell>
          <table:table-cell/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arotten-Kürbis-Suppe mit Lauchstreifen</text:p>
          </table:table-cell>
          <table:table-cell/>
        </table:table-row>
        <table:table-row table:style-name="ro1"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Wiener Art mit Kartoffel-Kürbis-Püree und Rahmerbsen</text:p>
          </table:table-cell>
          <table:table-cell/>
        </table:table-row>
        <table:table-row table:style-name="ro1"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nocchi-Tomatenpfanne mit Käse-Sauce und Kräutern</text:p>
          </table:table-cell>
          <table:table-cell/>
        </table:table-row>
        <table:table-row table:style-name="ro1"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arokkanische Linsensuppe mit Schwarzkümmel</text:p>
          </table:table-cell>
          <table:table-cell/>
        </table:table-row>
        <table:table-row table:style-name="ro1"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Welsfilet in Eihülle gebraten mit Wurzelgemüse und Bechamel-kartoffeln</text:p>
          </table:table-cell>
          <table:table-cell/>
        </table:table-row>
        <table:table-row table:style-name="ro1"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Hirse-Gemüse-Pfanne mit Kirschtomatensauce</text:p>
          </table:table-cell>
          <table:table-cell/>
        </table:table-row>
        <table:table-row table:style-name="ro1"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ais-Süppchen mit gebraten Chilizwiebeln</text:p>
          </table:table-cell>
          <table:table-cell/>
        </table:table-row>
        <table:table-row table:style-name="ro1">
          <table:table-cell office:value-type="date" office:date-value="2017-10-27" calcext:value-type="date">
            <text:p>2017-10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exikanischer Auflaug mit Hackfleisch und Chili-Joghurt-Dip</text:p>
          </table:table-cell>
          <table:table-cell/>
        </table:table-row>
        <table:table-row table:style-name="ro1">
          <table:table-cell office:value-type="date" office:date-value="2017-10-27" calcext:value-type="date">
            <text:p>2017-10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ärkischer Bauerntopf mit Kartoffel an einer Gemüserahmsauce</text:p>
          </table:table-cell>
          <table:table-cell/>
        </table:table-row>
        <table:table-row table:style-name="ro1">
          <table:table-cell office:value-type="date" office:date-value="2017-10-27" calcext:value-type="date">
            <text:p>2017-10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Thai-Curry-Suppe mit Koriander und Karottenstreifen</text:p>
          </table:table-cell>
          <table:table-cell/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Cherrytomaten, Feta, Champignons und Balsamico-Dressing</text:p>
          </table:table-cell>
          <table:table-cell/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Heiße Champignon Suppe</text:p>
          </table:table-cell>
          <table:table-cell/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Risotto mit Champignons</text:p>
          </table:table-cell>
          <table:table-cell/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Mortadella, Oliventapenade, gereiftem Pecorino,Tomaten und Rucola</text:p>
          </table:table-cell>
          <table:table-cell/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Cherrytomaten, Feta, Champignons und Balsamico-Dressing</text:p>
          </table:table-cell>
          <table:table-cell/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Heiße Champignon Suppe</text:p>
          </table:table-cell>
          <table:table-cell/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Risotto mit Champignons</text:p>
          </table:table-cell>
          <table:table-cell/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Mortadella, Oliventapenade, gereiftem Pecorino,Tomaten und Rucola</text:p>
          </table:table-cell>
          <table:table-cell/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Cherrytomaten, Feta, Champignons und Balsamico-Dressing</text:p>
          </table:table-cell>
          <table:table-cell/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Heiße Champignon Suppe</text:p>
          </table:table-cell>
          <table:table-cell/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Risotto mit Champignons</text:p>
          </table:table-cell>
          <table:table-cell/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Mortadella, Oliventapenade, gereiftem Pecorino,Tomaten und Rucola</text:p>
          </table:table-cell>
          <table:table-cell/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Cherrytomaten, Feta, Champignons und Balsamico-Dressing</text:p>
          </table:table-cell>
          <table:table-cell/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Heiße Champignon Suppe</text:p>
          </table:table-cell>
          <table:table-cell/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Risotto mit Champignons</text:p>
          </table:table-cell>
          <table:table-cell/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Mortadella, Oliventapenade, gereiftem Pecorino,Tomaten und Rucola</text:p>
          </table:table-cell>
          <table:table-cell/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Cherrytomaten, Feta, Champignons und Balsamico-Dressing</text:p>
          </table:table-cell>
          <table:table-cell/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Heiße Champignon Suppe</text:p>
          </table:table-cell>
          <table:table-cell/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Risotto mit Champignons</text:p>
          </table:table-cell>
          <table:table-cell/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Mortadella, Oliventapenade, gereiftem Pecorino,Tomaten und Rucola</text:p>
          </table:table-cell>
          <table:table-cell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assler nach Berliner Art mit Sauerkraut und Salzkartoffeln</text:p>
          </table:table-cell>
          <table:table-cell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 gefüllte Paprikaschote dazu Reis und eine feurige Tomatensauce</text:p>
          </table:table-cell>
          <table:table-cell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charfe indische Linsensuppe mit ingwer und schwarzem Sesam</text:p>
          </table:table-cell>
          <table:table-cell/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ausgemachte Kartoffelrösti mit geräucherten Lachs an Dill-Senf-Sauce</text:p>
          </table:table-cell>
          <table:table-cell/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gratin mit Salat und Kräuterdip</text:p>
          </table:table-cell>
          <table:table-cell/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Weißer Bohnen-Eintopf mit frischen Kräutern</text:p>
          </table:table-cell>
          <table:table-cell/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oulette mit Kartoffelpüree, Mischgemüse und Sauce</text:p>
          </table:table-cell>
          <table:table-cell/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Tofu-Schnitte im kokosmantel mit Sweet-Chili-Sauce und Basmatireis</text:p>
          </table:table-cell>
          <table:table-cell/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Brokkolisuppe mit gerösteten Kürbiskernen</text:p>
          </table:table-cell>
          <table:table-cell/>
        </table:table-row>
        <table:table-row table:style-name="ro1"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treifen nach Stroganoff Art mit Salzkartoffeln und Karottensalat</text:p>
          </table:table-cell>
          <table:table-cell/>
        </table:table-row>
        <table:table-row table:style-name="ro1"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andnudeln mit Paprika-Rahm-Sauce und geriebenen Käse</text:p>
          </table:table-cell>
          <table:table-cell/>
        </table:table-row>
        <table:table-row table:style-name="ro1"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ohnen-Kartoffelsuppe mit Rindfleisch</text:p>
          </table:table-cell>
          <table:table-cell/>
        </table:table-row>
        <table:table-row table:style-name="ro1"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ähnchenschnitzel Picatta <text:s/>mit Tomatensauce, Reis und Brokkoli</text:p>
          </table:table-cell>
          <table:table-cell/>
        </table:table-row>
        <table:table-row table:style-name="ro1"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Orientalische Couscous Gemüsepfanne mit Zimt-Joghurt Dip</text:p>
          </table:table-cell>
          <table:table-cell/>
        </table:table-row>
        <table:table-row table:style-name="ro1"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Omas Hühnereintopf mit Nudeln</text:p>
          </table:table-cell>
          <table:table-cell/>
        </table:table-row>
        <table:table-row table:style-name="ro1">
          <table:table-cell office:value-type="date" office:date-value="2017-11-08" calcext:value-type="date">
            <text:p>2017-11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aftbraten mit Bohnen und Petersilienkartoffeln</text:p>
          </table:table-cell>
          <table:table-cell/>
        </table:table-row>
        <table:table-row table:style-name="ro1">
          <table:table-cell office:value-type="date" office:date-value="2017-11-08" calcext:value-type="date">
            <text:p>2017-11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arfalle mit Soja-Bolognese und Käse</text:p>
          </table:table-cell>
          <table:table-cell/>
        </table:table-row>
        <table:table-row table:style-name="ro1">
          <table:table-cell office:value-type="date" office:date-value="2017-11-08" calcext:value-type="date">
            <text:p>2017-11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aprika-Cremesuppe mit Kräutern</text:p>
          </table:table-cell>
          <table:table-cell/>
        </table:table-row>
        <table:table-row table:style-name="ro1">
          <table:table-cell office:value-type="date" office:date-value="2017-11-09" calcext:value-type="date">
            <text:p>2017-11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eelachs im Backteif mit Remoulade, Bratkartoffeln und Gurkensalat</text:p>
          </table:table-cell>
          <table:table-cell/>
        </table:table-row>
        <table:table-row table:style-name="ro1">
          <table:table-cell office:value-type="date" office:date-value="2017-11-09" calcext:value-type="date">
            <text:p>2017-11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-Pfanne mit gerösteten Sonnenblumenkernen und Kräuter-Dip</text:p>
          </table:table-cell>
          <table:table-cell/>
        </table:table-row>
        <table:table-row table:style-name="ro1">
          <table:table-cell office:value-type="date" office:date-value="2017-11-09" calcext:value-type="date">
            <text:p>2017-11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ine Erbsen-Kräutercremesuppe mit Karottenstreifen</text:p>
          </table:table-cell>
          <table:table-cell/>
        </table:table-row>
        <table:table-row table:style-name="ro1"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weinegulasch mit Paprika-Pilzgemüse und Kartoffeln</text:p>
          </table:table-cell>
          <table:table-cell/>
        </table:table-row>
        <table:table-row table:style-name="ro1"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Lasagne mit feuriger Tomatensauce</text:p>
          </table:table-cell>
          <table:table-cell/>
        </table:table-row>
        <table:table-row table:style-name="ro1"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Käse-Lauch-Suppe mit Hackfleisch und Petersilie</text:p>
          </table:table-cell>
          <table:table-cell/>
        </table:table-row>
        <table:table-row table:style-name="ro1"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ordon Bleu vom Schwein mit Buttererbsen und Kartoffel-Wedges</text:p>
          </table:table-cell>
          <table:table-cell/>
        </table:table-row>
        <table:table-row table:style-name="ro1"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ichererbsen-Gemüsepfanne mit Reis</text:p>
          </table:table-cell>
          <table:table-cell/>
        </table:table-row>
        <table:table-row table:style-name="ro1"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Spinatsuppe mit Tomatenwürfeln</text:p>
          </table:table-cell>
          <table:table-cell/>
        </table:table-row>
        <table:table-row table:style-name="ro1"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önigsberger Klopse mit Salzkartoffeln und Roter Beete</text:p>
          </table:table-cell>
          <table:table-cell/>
        </table:table-row>
        <table:table-row table:style-name="ro1"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aghetti mit Gorgonzolasauce</text:p>
          </table:table-cell>
          <table:table-cell/>
        </table:table-row>
        <table:table-row table:style-name="ro1"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suppe mit Sonneblumenkernen</text:p>
          </table:table-cell>
          <table:table-cell/>
        </table:table-row>
        <table:table-row table:style-name="ro1"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afelspitz mit Meerettichsauce, Brokkoli und Salzkartoffeln</text:p>
          </table:table-cell>
          <table:table-cell/>
        </table:table-row>
        <table:table-row table:style-name="ro1"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Lasagne mit Frischkäsesauce</text:p>
          </table:table-cell>
          <table:table-cell/>
        </table:table-row>
        <table:table-row table:style-name="ro1"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Maissüppchen mit Kürbiskernen</text:p>
          </table:table-cell>
          <table:table-cell/>
        </table:table-row>
        <table:table-row table:style-name="ro1"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egenbogenforelle mit Karotten-Lauchgemüse, Zitronenreis und Kräutersauce</text:p>
          </table:table-cell>
          <table:table-cell/>
        </table:table-row>
        <table:table-row table:style-name="ro1"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nocchi mit Paprika-Tomatensauce und Pflaumengemüse</text:p>
          </table:table-cell>
          <table:table-cell/>
        </table:table-row>
        <table:table-row table:style-name="ro1"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Selleriecremesuppe mit Lauchstreifen</text:p>
          </table:table-cell>
          <table:table-cell/>
        </table:table-row>
        <table:table-row table:style-name="ro1"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ühnerfrikassee mit Reis, dazu Karottensalat</text:p>
          </table:table-cell>
          <table:table-cell/>
        </table:table-row>
        <table:table-row table:style-name="ro1"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Nasi Goreng mit Sweet-Chili-Sauce und Röstzwiebeln</text:p>
          </table:table-cell>
          <table:table-cell/>
        </table:table-row>
        <table:table-row table:style-name="ro1"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Kartoffelcremesuppe mit Croutons</text:p>
          </table:table-cell>
          <table:table-cell/>
        </table:table-row>
        <table:table-row table:style-name="ro1"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mit Reis und Curry-Ananas-Sauce dazu Wokgemüse</text:p>
          </table:table-cell>
          <table:table-cell/>
        </table:table-row>
        <table:table-row table:style-name="ro1"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tzkohl Gratin mit Kartoffeln und Grünkernschmand dazu Salat</text:p>
          </table:table-cell>
          <table:table-cell/>
        </table:table-row>
        <table:table-row table:style-name="ro1"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Soljanka mit saurer Sahne</text:p>
          </table:table-cell>
          <table:table-cell/>
        </table:table-row>
        <table:table-row table:style-name="ro1"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zegediner Gulasch mit Kartoffeln und Salat</text:p>
          </table:table-cell>
          <table:table-cell/>
        </table:table-row>
        <table:table-row table:style-name="ro1"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enfeier mit Püree und roter Bete</text:p>
          </table:table-cell>
          <table:table-cell/>
        </table:table-row>
        <table:table-row table:style-name="ro1"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Toskanische Tomatensuppe mit Basilikum-Dip</text:p>
          </table:table-cell>
          <table:table-cell/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braten mit Mischgemüse und Salzkartoffeln</text:p>
          </table:table-cell>
          <table:table-cell/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Ungarische-Kartoffelpfanne mit saurer Sahne</text:p>
          </table:table-cell>
          <table:table-cell/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üßkartoffelsuppe mit Karottenraspel</text:p>
          </table:table-cell>
          <table:table-cell/>
        </table:table-row>
        <table:table-row table:style-name="ro1">
          <table:table-cell office:value-type="date" office:date-value="2017-11-23" calcext:value-type="date">
            <text:p>2017-11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dünsteter Buntbarsch mit hausgemachten Kartoffelsalat und Wurzelmegüse</text:p>
          </table:table-cell>
          <table:table-cell/>
        </table:table-row>
        <table:table-row table:style-name="ro1">
          <table:table-cell office:value-type="date" office:date-value="2017-11-23" calcext:value-type="date">
            <text:p>2017-11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isierte Spaghetti mit Spinat, gerösteten Nüssen und geriebenem Käse</text:p>
          </table:table-cell>
          <table:table-cell/>
        </table:table-row>
        <table:table-row table:style-name="ro1">
          <table:table-cell office:value-type="date" office:date-value="2017-11-23" calcext:value-type="date">
            <text:p>2017-11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Kürbis-Karottensuppe mit Ingwer</text:p>
          </table:table-cell>
          <table:table-cell table:style-name="Default"/>
        </table:table-row>
        <table:table-row table:style-name="ro1"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ohlroulade mit Kohlgemüsesauce und Kartoffeln</text:p>
          </table:table-cell>
          <table:table-cell/>
        </table:table-row>
        <table:table-row table:style-name="ro1"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Grünkern-Pfanne mit Naturreis und einer leichten Curry-Sauce</text:p>
          </table:table-cell>
          <table:table-cell/>
        </table:table-row>
        <table:table-row table:style-name="ro1"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Rote Bete Suppe mit Schmand</text:p>
          </table:table-cell>
          <table:table-cell/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rosse Bällchen von der Pute mit Pilzrahm und Reis</text:p>
          </table:table-cell>
          <table:table-cell/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Dicke Bohnen mit Kartoffeln und Tomatensauce</text:p>
          </table:table-cell>
          <table:table-cell/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Veganes Chili Sin Carne</text:p>
          </table:table-cell>
          <table:table-cell/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fleisch-Kartoffel-Paprika-Pfanne mit Kräuter-Dip</text:p>
          </table:table-cell>
          <table:table-cell/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 mit Salzkartoffeln und gekochten Eiern</text:p>
          </table:table-cell>
          <table:table-cell/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Linsensuppe mit Curry-Dip</text:p>
          </table:table-cell>
          <table:table-cell/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weineschnitzel mit Backkartoffeln und Rahmwirsing</text:p>
          </table:table-cell>
          <table:table-cell/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pagetthi Bolognese mit geriebenem Käse</text:p>
          </table:table-cell>
          <table:table-cell/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Zwiebelsuppe mit Croutons</text:p>
          </table:table-cell>
          <table:table-cell/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s Zanderfilet auf Schmorgurken mit Dillkartoffeln</text:p>
          </table:table-cell>
          <table:table-cell/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Blumenkohlauflauf mit Salat und einem Sesam-Dip</text:p>
          </table:table-cell>
          <table:table-cell/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Klare Rinderbouillon mit Fadennudeln</text:p>
          </table:table-cell>
          <table:table-cell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Leckerer Mix Salat mit Thunfisch, Mais, Paprika und Vinaigrette</text:p>
          </table:table-cell>
          <table:table-cell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up</text:p>
          </table:table-cell>
          <table:table-cell table:style-name="ce3" office:value-type="string" calcext:value-type="string">
            <text:p>Heiße Lauch-Käse-Suppe</text:p>
          </table:table-cell>
          <table:table-cell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Käsespätzle</text:p>
          </table:table-cell>
          <table:table-cell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Büffelricotta, Salat, Tomaten und Bacon</text:p>
          </table:table-cell>
          <table:table-cell/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Leckerer Mix Salat mit Thunfisch, Mais, Paprika und Vinaigrette</text:p>
          </table:table-cell>
          <table:table-cell/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up</text:p>
          </table:table-cell>
          <table:table-cell table:style-name="ce3" office:value-type="string" calcext:value-type="string">
            <text:p>Heiße Lauch-Käse-Suppe</text:p>
          </table:table-cell>
          <table:table-cell/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Käsespätzle</text:p>
          </table:table-cell>
          <table:table-cell/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Büffelricotta, Salat, Tomaten und Bacon</text:p>
          </table:table-cell>
          <table:table-cell/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Leckerer Mix Salat mit Thunfisch, Mais, Paprika und Vinaigrette</text:p>
          </table:table-cell>
          <table:table-cell/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up</text:p>
          </table:table-cell>
          <table:table-cell table:style-name="ce3" office:value-type="string" calcext:value-type="string">
            <text:p>Heiße Lauch-Käse-Suppe</text:p>
          </table:table-cell>
          <table:table-cell/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Käsespätzle</text:p>
          </table:table-cell>
          <table:table-cell/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Büffelricotta, Salat, Tomaten und Bacon</text:p>
          </table:table-cell>
          <table:table-cell/>
        </table:table-row>
        <table:table-row table:style-name="ro1" table:number-rows-repeated="10481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0:00:43.829341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11:07:49.555854939</dc:date>
    <meta:editing-duration>PT2H15M39S</meta:editing-duration>
    <meta:editing-cycles>21</meta:editing-cycles>
    <meta:generator>LibreOffice/5.1.6.2$Linux_X86_64 LibreOffice_project/10m0$Build-2</meta:generator>
    <meta:document-statistic meta:table-count="1" meta:cell-count="2682" meta:object-count="0"/>
  </office:meta>
</office:document-meta>
</file>